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7658"/>
    </style:style>
    <style:style style:name="P2" style:family="paragraph" style:parent-style-name="Text_20_body" style:list-style-name="L1">
      <style:text-properties officeooo:rsid="001c7658" officeooo:paragraph-rsid="001c7658"/>
    </style:style>
    <style:style style:name="P3" style:family="paragraph" style:parent-style-name="Text_20_body" style:list-style-name="L1">
      <style:text-properties officeooo:rsid="001ddc70" officeooo:paragraph-rsid="001ddc70"/>
    </style:style>
    <style:style style:name="P4" style:family="paragraph" style:parent-style-name="Text_20_body" style:list-style-name="L2">
      <style:text-properties officeooo:rsid="001ddc70" officeooo:paragraph-rsid="001ddc70"/>
    </style:style>
    <style:style style:name="P5" style:family="paragraph" style:parent-style-name="Text_20_body" style:list-style-name="L2">
      <style:text-properties officeooo:rsid="001ddc70" officeooo:paragraph-rsid="001fede6"/>
    </style:style>
    <style:style style:name="P6" style:family="paragraph" style:parent-style-name="Text_20_body" style:list-style-name="L3">
      <style:text-properties officeooo:rsid="001e514e" officeooo:paragraph-rsid="001e514e"/>
    </style:style>
    <style:style style:name="P7" style:family="paragraph" style:parent-style-name="Text_20_body" style:list-style-name="L4">
      <style:text-properties officeooo:rsid="001e514e" officeooo:paragraph-rsid="001e514e"/>
    </style:style>
    <style:style style:name="P8" style:family="paragraph" style:parent-style-name="Text_20_body" style:list-style-name="L5">
      <style:text-properties officeooo:rsid="001e514e" officeooo:paragraph-rsid="001e514e"/>
    </style:style>
    <style:style style:name="P9" style:family="paragraph" style:parent-style-name="Text_20_body" style:list-style-name="L5">
      <style:text-properties officeooo:rsid="00201579" officeooo:paragraph-rsid="00201579"/>
    </style:style>
    <style:style style:name="P10" style:family="paragraph" style:parent-style-name="Heading_20_3">
      <style:text-properties officeooo:rsid="001c7658" officeooo:paragraph-rsid="001c7658"/>
    </style:style>
    <style:style style:name="P11" style:family="paragraph" style:parent-style-name="Heading_20_3">
      <style:text-properties officeooo:rsid="001ddc70" officeooo:paragraph-rsid="001ddc70"/>
    </style:style>
    <style:style style:name="P12" style:family="paragraph" style:parent-style-name="Heading_20_3">
      <style:text-properties officeooo:rsid="001e514e" officeooo:paragraph-rsid="001e514e"/>
    </style:style>
    <style:style style:name="P13" style:family="paragraph" style:parent-style-name="Heading_20_1">
      <style:text-properties officeooo:rsid="001c7658" officeooo:paragraph-rsid="001c7658"/>
    </style:style>
    <style:style style:name="T1" style:family="text">
      <style:text-properties officeooo:rsid="001e514e"/>
    </style:style>
    <style:style style:name="T2" style:family="text">
      <style:text-properties officeooo:rsid="001fed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hop Safety Workshop Summary</text:h>
      <text:p text:style-name="P1"/>
      <text:h text:style-name="P10" text:outline-level="3">General Safety Principles</text:h>
      <text:list xml:id="list3878215551363522822" text:style-name="L1">
        <text:list-item>
          <text:p text:style-name="P2">Wear appropriate personal protective gear (glasses, etc)</text:p>
        </text:list-item>
        <text:list-item>
          <text:p text:style-name="P2">Be mindful of people around you</text:p>
        </text:list-item>
        <text:list-item>
          <text:p text:style-name="P3">Hair tied back, no open toed shoes</text:p>
        </text:list-item>
        <text:list-item>
          <text:p text:style-name="P3">No headphones or cell phone usage</text:p>
        </text:list-item>
        <text:list-item>
          <text:p text:style-name="P3">Clean up afterwards</text:p>
        </text:list-item>
        <text:list-item>
          <text:p text:style-name="P3">Materials must be inspected</text:p>
        </text:list-item>
      </text:list>
      <text:h text:style-name="P11" text:outline-level="3">Band Saw <text:span text:style-name="T1">Safety</text:span></text:h>
      <text:list xml:id="list6354797077321933" text:style-name="L2">
        <text:list-item>
          <text:p text:style-name="P4">No gloves</text:p>
        </text:list-item>
        <text:list-item>
          <text:p text:style-name="P5">Use fence guard unless wood is too large. </text:p>
        </text:list-item>
        <text:list-item>
          <text:p text:style-name="P5">Smallest wood size 4” x 4”, <text:span text:style-name="T2">largest is no longer than forearm</text:span></text:p>
        </text:list-item>
        <text:list-item>
          <text:p text:style-name="P4">Put blade cover down at the end</text:p>
        </text:list-item>
      </text:list>
      <text:h text:style-name="P12" text:outline-level="3">Belt and Disk Sander Safety</text:h>
      <text:list xml:id="list1503528900177097562" text:style-name="L3">
        <text:list-item>
          <text:p text:style-name="P6">No-go zone on disk (to avoid) is from middle back. No-go zone on belt is top half.</text:p>
        </text:list-item>
        <text:list-item>
          <text:p text:style-name="P6">Try to keep one edge of the wood on the table for stability and safety</text:p>
        </text:list-item>
      </text:list>
      <text:h text:style-name="P12" text:outline-level="3">Compound Mitre Chop Saw Safety</text:h>
      <text:list xml:id="list3697358646973888719" text:style-name="L4">
        <text:list-item>
          <text:p text:style-name="P7">Plug in at the start, unplug at the end</text:p>
        </text:list-item>
        <text:list-item>
          <text:p text:style-name="P7">Lock down for angular cuts</text:p>
        </text:list-item>
        <text:list-item>
          <text:p text:style-name="P7">Hold down wood with dominant hand, other hand on the saw handle</text:p>
        </text:list-item>
        <text:list-item>
          <text:p text:style-name="P7">Don’t stop the saw in the middle of the wood</text:p>
        </text:list-item>
      </text:list>
      <text:h text:style-name="P12" text:outline-level="3">Table Saw Safety</text:h>
      <text:list xml:id="list4947456154608578193" text:style-name="L5">
        <text:list-item>
          <text:p text:style-name="P9">Contact Staff for specialized Table Saw worksh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14:24.173881021</meta:creation-date>
    <dc:date>2018-09-19T12:21:11.796426793</dc:date>
    <meta:editing-duration>PT15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77" meta:character-count="873" meta:non-whitespace-character-count="735"/>
  </office:meta>
</office:document-meta>
</file>